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co49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8.125" calcext:value-type="currency">
            <text:p>7 618,1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41.75" calcext:value-type="currency">
            <text:p>9 841,75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45" calcext:value-type="currency">
            <text:p>58,85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30.7" calcext:value-type="currency">
            <text:p>3 530,7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1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1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3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8])" office:value-type="currency" office:currency="EUR" office:value="58.845" calcext:value-type="currency">
            <text:p>58,85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2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22]*[.D22]=0;&quot;&quot;;[.C22]*[.D22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2"/>
          <table:table-cell table:number-columns-repeated="2"/>
          <table:table-cell table:style-name="ce296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2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2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2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2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2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39" calcext:value-type="currency">
            <text:p>0,39 €</text:p>
          </table:table-cell>
          <table:table-cell table:style-name="ce32" office:value-type="string" calcext:value-type="string">
            <text:p><text:a xlink:href="http://fr.farnell.com/panasonic-electronic-components/eee1va221uap/condensateur-elec-alu-220uf-35v/dp/2326175" xlink:type="simple">EEE1VA221UA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1]*[.D51]=0;&quot;&quot;;[.C51]*[.D51])" office:value-type="currency" office:currency="EUR" office:value="0.04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296" table:formula="of:=[.D51]*[.$D$6]+[.H5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2]*[.D52]=0;&quot;&quot;;[.C52]*[.D52])">
            <text:p/>
          </table:table-cell>
          <table:table-cell table:style-name="ce308"/>
          <table:table-cell table:number-columns-repeated="2"/>
          <table:table-cell table:style-name="ce296" table:formula="of:=[.D52]*[.$D$6]+[.H5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3]*[.D53]=0;&quot;&quot;;[.C53]*[.D53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4]*[.D54]=0;&quot;&quot;;[.C54]*[.D54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4]*[.$D$6]+[.H54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5]*[.D55]=0;&quot;&quot;;[.C55]*[.D55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5]*[.$D$6]+[.H5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6]*[.$D$6]+[.H5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7]*[.D57]=0;&quot;&quot;;[.C57]*[.D57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7]*[.$D$6]+[.H5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0]*[.D60]=0;&quot;&quot;;[.C60]*[.D60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0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2]*[.$D$6]+[.H62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4]*[.D64]=0;&quot;&quot;;[.C64]*[.D64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4]*[.$D$6]+[.H64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6]*[.$D$6]+[.H6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7]*[.$D$6]+[.H7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8]*[.D68]=0;&quot;&quot;;[.C68]*[.D68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8]*[.$D$6]+[.H7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69]*[.D69]=0;&quot;&quot;;[.C69]*[.D69])">
            <text:p/>
          </table:table-cell>
          <table:table-cell table:number-columns-repeated="3"/>
          <table:table-cell table:style-name="ce296" table:formula="of:=[.D69]*[.$D$6]+[.H78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0]*[.D70]=0;&quot;&quot;;[.C70]*[.D70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0]*[.$D$6]+[.H7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2]*[.$D$6]+[.H7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3]*[.D73]=0;&quot;&quot;;[.C73]*[.D73])">
            <text:p/>
          </table:table-cell>
          <table:table-cell table:number-columns-repeated="3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4]*[.D74]=0;&quot;&quot;;[.C74]*[.D74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5]*[.D75]=0;&quot;&quot;;[.C75]*[.D75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0]*[.D80]=0;&quot;&quot;;[.C80]*[.D8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3:.E107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2]*[.D82]=0;&quot;&quot;;[.C82]*[.D8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3]*[.D83]=0;&quot;&quot;;[.C83]*[.D83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comus/ri-03a/commut-reed-spst-no-0-5a-200vdc/dp/2409213" xlink:type="simple">RI-03A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6]*[.D96]=0;&quot;&quot;;[.C96]*[.D96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5]*[.I94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8]*[.D98]=0;&quot;&quot;;[.C98]*[.D9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99]*[.D99]=0;&quot;&quot;;[.C99]*[.D99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RL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0]*[.D100]=0;&quot;&quot;;[.C100]*[.D100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1]*[.D101]=0;&quot;&quot;;[.C101]*[.D101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2]*[.D102]=0;&quot;&quot;;[.C102]*[.D102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1]*[.I100]" office:value-type="float" office:value="4.40974394987035" calcext:value-type="float">
            <text:p>4,410</text:p>
          </table:table-cell>
          <table:table-cell table:formula="of:=[.I102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3]*[.D103]=0;&quot;&quot;;[.C103]*[.D10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4]*[.D104]=0;&quot;&quot;;[.C104]*[.D104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5]*[.D105]=0;&quot;&quot;;[.C105]*[.D10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6]*[.D106]=0;&quot;&quot;;[.C106]*[.D106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7]*[.D107]=0;&quot;&quot;;[.C107]*[.D107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8]*[.D108]=0;&quot;&quot;;[.C108]*[.D1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3:.E131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2]*[.D112]=0;&quot;&quot;;[.C112]*[.D112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3]*[.D113]=0;&quot;&quot;;[.C113]*[.D113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6]*[.D116]=0;&quot;&quot;;[.C116]*[.D116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0]*[.D120]=0;&quot;&quot;;[.C120]*[.D120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1]*[.D121]=0;&quot;&quot;;[.C121]*[.D121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2]*[.D122]=0;&quot;&quot;;[.C122]*[.D122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3]*[.D123]=0;&quot;&quot;;[.C123]*[.D12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4]*[.D124]=0;&quot;&quot;;[.C124]*[.D124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6]*[.D126]=0;&quot;&quot;;[.C126]*[.D1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1]*[.D131]=0;&quot;&quot;;[.C131]*[.D1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5:.E158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4]*[.D134]=0;&quot;&quot;;[.C134]*[.D134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5]*[.D135]=0;&quot;&quot;;[.C135]*[.D135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2]*[.D142]=0;&quot;&quot;;[.C142]*[.D142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3]*[.D143]=0;&quot;&quot;;[.C143]*[.D143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5]*[.D145]=0;&quot;&quot;;[.C145]*[.D145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6]*[.D146]=0;&quot;&quot;;[.C146]*[.D14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7]*[.D147]=0;&quot;&quot;;[.C147]*[.D147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4]*[.D154]=0;&quot;&quot;;[.C154]*[.D15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5]*[.D155]=0;&quot;&quot;;[.C155]*[.D155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7]*[.D157]=0;&quot;&quot;;[.C157]*[.D15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8]*[.D158]=0;&quot;&quot;;[.C158]*[.D158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0]*[.D160]=0;&quot;&quot;;[.C160]*[.D160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61]*[.D161]=0;&quot;&quot;;[.C161]*[.D1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4]*[.D184]=0;&quot;&quot;;[.C184]*[.D18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5]*[.D185]=0;&quot;&quot;;[.C185]*[.D18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 table:number-rows-repeated="104829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office:forms form:automatic-focus="false" form:apply-design-mode="false"/>
        <table:table-column table:style-name="co49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2"/>
          <table:table-cell table:formula="of:=30*50" office:value-type="float" office:value="1500" calcext:value-type="float">
            <text:p>15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22" table:formula="of:=[.F3]/312" office:value-type="currency" office:currency="EUR" office:value="0.101442307692308" calcext:value-type="currency">
            <text:p>0,10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4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6:09:38.9359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5DT3H21M39S</meta:editing-duration>
    <meta:editing-cycles>223</meta:editing-cycles>
    <meta:generator>LibreOffice/4.2.8.2$MacOSX_x86 LibreOffice_project/48d50dbfc06349262c9d50868e5c1f630a573ebd</meta:generator>
    <dc:date>2015-02-10T18:26:16.164162000</dc:date>
    <meta:document-statistic meta:table-count="11" meta:cell-count="2497" meta:object-count="0"/>
  </office:meta>
</office:document-meta>
</file>